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1696" officeooo:paragraph-rsid="00001696"/>
    </style:style>
    <style:style style:name="P2" style:family="paragraph" style:parent-style-name="Standard">
      <style:text-properties officeooo:rsid="00001696" officeooo:paragraph-rsid="0001b0a9"/>
    </style:style>
    <style:style style:name="P3" style:family="paragraph" style:parent-style-name="Standard">
      <style:text-properties officeooo:rsid="00001696" officeooo:paragraph-rsid="0003813e"/>
    </style:style>
    <style:style style:name="P4" style:family="paragraph" style:parent-style-name="Header">
      <style:paragraph-properties fo:text-align="end" style:justify-single-word="false"/>
      <style:text-properties officeooo:rsid="0003813e" officeooo:paragraph-rsid="0003813e"/>
    </style:style>
    <style:style style:name="T1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officeooo:rsid="0001b0a9"/>
    </style:style>
    <style:style style:name="T4" style:family="text">
      <style:text-properties officeooo:rsid="0003813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g. 653-658 / 2-10 even, 18-28 even, 46, 52 </text:p>
      <text:p text:style-name="Standard"/>
      <text:p text:style-name="P1">2.) No. It defines a data type that <text:span text:style-name="T1">can</text:span><text:span text:style-name="T2"> be used to create a variable, but it does not create one on its own.</text:span></text:p>
      <text:p text:style-name="P1"/>
      <text:p text:style-name="P1">4.) <text:tab/>a.) Point center;</text:p>
      <text:p text:style-name="P1"><text:tab/>b.) center.x = 12;</text:p>
      <text:p text:style-name="P1"><text:tab/>c.) center.y = 7;</text:p>
      <text:p text:style-name="P1"><text:tab/>d.) cout &lt;&lt; “Center: (“ &lt;&lt; center.x &lt;&lt; “, “ &lt;&lt; center.y &lt;&lt; “)\n”;</text:p>
      <text:p text:style-name="P1"/>
      <text:p text:style-name="P1">6.) cout &lt;&lt; “Part Name of Element 49: “ &lt;&lt; inventory[49].partName;</text:p>
      <text:p text:style-name="P1"/>
      <text:p text:style-name="P1">8.) <text:tab/>a.) Rectangle x;</text:p>
      <text:p text:style-name="P1"><text:tab/> <text:s text:c="4"/>r = &amp;x;</text:p>
      <text:p text:style-name="P1"><text:tab/>b.) *(r).length = 10;</text:p>
      <text:p text:style-name="P1"><text:tab/> <text:s text:c="5"/>*(r).width = 14;</text:p>
      <text:p text:style-name="P1"/>
      <text:p text:style-name="P1">10.) <text:s/>8 bytes</text:p>
      <text:p text:style-name="P1"/>
      <text:p text:style-name="P1">18.) <text:s text:c="4"/>“.” <text:s text:c="5"/>period <text:s text:c="3"/>dot</text:p>
      <text:p text:style-name="P1"/>
      <text:p text:style-name="P1">20.) Car cars[25];</text:p>
      <text:p text:style-name="P1"/>
      <text:p text:style-name="P2">22.)<text:tab/><text:span text:style-name="T3">cout &lt;&lt; setw(8) &lt;&lt; “ “ &lt;&lt; setw(12) &lt;&lt; “Make” &lt;&lt; setw(6) &lt;&lt; “Year” &lt;&lt; setw(7) &lt;&lt; “Cost\n”;</text:span></text:p>
      <text:p text:style-name="P2"><text:span text:style-name="T3"><text:tab/>for(int i = 0; i&lt;35; i++) {</text:span></text:p>
      <text:p text:style-name="P2"><text:tab/><text:tab/><text:span text:style-name="T3">cout &lt;&lt; “Car “ &lt;&lt; setw(2) &lt;&lt; i &lt;&lt; “: “ &lt;&lt; setw(12) &lt;&lt; cars[i].carMake &lt;&lt; setw(6) &lt;&lt;</text:span></text:p>
      <text:p text:style-name="P2"><text:span text:style-name="T3"><text:tab/><text:tab/>cars[i].yearModel &lt;&lt; “$” &lt;&lt; setw(6) &lt;&lt; cars[i].cost &lt;&lt; endl;</text:span></text:p>
      <text:p text:style-name="P2"><text:tab/><text:span text:style-name="T3">}</text:span></text:p>
      <text:p text:style-name="P1"/>
      <text:p text:style-name="P1">24.) <text:tab/><text:span text:style-name="T3">reading.windSpeed = 37;</text:span></text:p>
      <text:p text:style-name="P1"><text:tab/><text:span text:style-name="T3">reading.humidity = .32;</text:span></text:p>
      <text:p text:style-name="P1"><text:tab/><text:span text:style-name="T3">reading.temperature = {32, 0};</text:span></text:p>
      <text:p text:style-name="P1"/>
      <text:p text:style-name="P1">26.)<text:tab/><text:span text:style-name="T3">void findReading(Reading &amp;r) {</text:span></text:p>
      <text:p text:style-name="P1"><text:tab/><text:tab/><text:span text:style-name="T3">cout &lt;&lt; “Wind Speed: “;</text:span></text:p>
      <text:p text:style-name="P1"><text:tab/><text:tab/><text:span text:style-name="T3">cin &gt;&gt; r.windSpeed;</text:span></text:p>
      <text:p text:style-name="P1"><text:tab/><text:tab/><text:span text:style-name="T3">cout &lt;&lt; “Humidity: “;</text:span></text:p>
      <text:p text:style-name="P1"><text:tab/><text:tab/><text:span text:style-name="T3">cin &gt;&gt; r.humidity;</text:span></text:p>
      <text:p text:style-name="P1"><text:tab/><text:tab/><text:span text:style-name="T3">cout &lt;&lt; “Temperature(F): “;</text:span></text:p>
      <text:p text:style-name="P1"><text:tab/><text:tab/><text:span text:style-name="T3">int tempF = 0;</text:span></text:p>
      <text:p text:style-name="P1"><text:tab/><text:tab/><text:span text:style-name="T3">cin &gt;&gt; tempF;</text:span></text:p>
      <text:p text:style-name="P1"><text:tab/><text:tab/><text:span text:style-name="T3">cout &lt;&lt; “Temperature(C): “;</text:span></text:p>
      <text:p text:style-name="P1"><text:tab/><text:tab/><text:span text:style-name="T3">int tempC = 0;</text:span></text:p>
      <text:p text:style-name="P1"><text:tab/><text:tab/><text:span text:style-name="T3">cin &gt;&gt; tempC;</text:span></text:p>
      <text:p text:style-name="P1"><text:tab/><text:tab/><text:span text:style-name="T3">r.temperature = {tempF, tempC};</text:span></text:p>
      <text:p text:style-name="P1"><text:tab/><text:span text:style-name="T3">}</text:span></text:p>
      <text:p text:style-name="P3"><text:soft-page-break/>28.)<text:tab/><text:span text:style-name="T3">void findReading(Reading * r) {</text:span></text:p>
      <text:p text:style-name="P3"><text:tab/><text:tab/><text:span text:style-name="T3">cout &lt;&lt; “Wind Speed: “;</text:span></text:p>
      <text:p text:style-name="P3"><text:tab/><text:tab/><text:span text:style-name="T3">cin &gt;&gt; r-&gt;windSpeed;</text:span></text:p>
      <text:p text:style-name="P3"><text:tab/><text:tab/><text:span text:style-name="T3">cout &lt;&lt; “Humidity: “;</text:span></text:p>
      <text:p text:style-name="P3"><text:tab/><text:tab/><text:span text:style-name="T3">cin &gt;&gt; r-&gt;humidity;</text:span></text:p>
      <text:p text:style-name="P3"><text:tab/><text:tab/><text:span text:style-name="T3">cout &lt;&lt; “Temperature(F): “;</text:span></text:p>
      <text:p text:style-name="P3"><text:tab/><text:tab/><text:span text:style-name="T3">int tempF = 0;</text:span></text:p>
      <text:p text:style-name="P3"><text:tab/><text:tab/><text:span text:style-name="T3">cin &gt;&gt; tempF;</text:span></text:p>
      <text:p text:style-name="P3"><text:tab/><text:tab/><text:span text:style-name="T3">cout &lt;&lt; “Temperature(C): “;</text:span></text:p>
      <text:p text:style-name="P3"><text:tab/><text:tab/><text:span text:style-name="T3">int tempC = 0;</text:span></text:p>
      <text:p text:style-name="P3"><text:tab/><text:tab/><text:span text:style-name="T3">cin &gt;&gt; tempC;</text:span></text:p>
      <text:p text:style-name="P3"><text:tab/><text:tab/><text:span text:style-name="T4">r-&gt;temperature = {tempF, tempC};</text:span></text:p>
      <text:p text:style-name="P3"><text:tab/><text:span text:style-name="T3">}</text:span></text:p>
      <text:p text:style-name="P1"/>
      <text:p text:style-name="P1">46.) <text:span text:style-name="T4">False</text:span></text:p>
      <text:p text:style-name="P1"/>
      <text:p text:style-name="P1">52.) <text:span text:style-name="T4">Fals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3813e" officeooo:paragraph-rsid="0003813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Adam Stammer</text:p>
        <text:p text:style-name="MP1">3/20/2018</text:p>
        <text:p text:style-name="MP1">CS 250 Ch 11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3-20T17:00:11.024000000</dc:date>
    <meta:editing-duration>PT14M39S</meta:editing-duration>
    <meta:editing-cycles>2</meta:editing-cycles>
    <meta:document-statistic meta:table-count="0" meta:image-count="0" meta:object-count="0" meta:page-count="2" meta:paragraph-count="53" meta:word-count="265" meta:character-count="1454" meta:non-whitespace-character-count="1154"/>
  </office:meta>
</office:document-meta>
</file>